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63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6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office:value-type="string" calcext:value-type="string">
            <text:p>16.11.21, 03:22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pa: Fehlinformation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127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46 Kommentare 111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186</text:p>
          </table:table-cell>
          <table:table-cell table:number-columns-repeated="6"/>
        </table:table-row>
        <table:table-row table:style-name="ro1">
          <table:table-cell table:formula="of:=SUM([.A57:.A100000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Un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. Juli 2020 um 17:28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 MIR VON DER KOLLEGENSCHAFT AUS SICHERER QUELLE GESAGT WURDE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T DIE OESTERREICHE AERZTEKAMMER GEGENUEBER DEN MITGLIEDERN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PANDEMIEMASSNAHMEN" FUER DIE AERZTESCHAFT WEGEN ENDE DER INFEKTION ALS BEEND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KLAERT!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ZEITGLEICH VERSCHAERFT DIE BUNDESREGIERUNG DIE CORONASCHUTZMASSNAHMEN!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WAERE DIE GESAMTE INSZENIERUNG NICHT DERART VERBRECHERISCH UND VON HOECHSTER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KRIMINELLER ENERGIE GETRAGEN, WAERE ES FAST ALS KOMOEDIE ZU WERTEN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UniversitaetsprofessorDDr.Thomas Elgar Un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ch Ruecksprache mit meiner Informationsquelle wird Bezug genommen unter anderem auf die Aerztenews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 denen verbreitet wird, dass aufgrund der Infektionsituation die Mutterkindpassuntersuchung im normal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fang wieder zumutbar waere,ebenso die persoenliche Krankmeldung, weiters haette sich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tientenfrequenz normalisiert 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hlinformatio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prüft von unabhängigen Faktenprüfer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nd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thomas.unden.54/posts/8798279192065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3:2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Unden - WIE MIR VON DER KOLLEGENSCHAFT AUS SICHERER QUELLE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to anse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a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il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1 Mal getei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li Kur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s soll man da noch dazu sagen,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in Irrsinn das ganze und in sich wiedersprechen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ner Schick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nn da niemand was dagegen unternehmen Herr Doktor 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k Engel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ner Schicker das kann doch nicht sein, dass wir uns das gefallen lassen müssen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Und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r nicht, aber vielleicht bald die Levantiner und Tschetschenen in unserem Land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m.facebook.com/thomas.unden.54/posts/8798279192065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/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3:2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Unden - WIE MIR VON DER KOLLEGENSCHAFT AUS SICHERER QUELLE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ner Schick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Und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Klingt nicht sehr motiviert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k Engel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r müssen aufstehen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y Hofb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ner Schicker i glaub der Doktor hat genug erlebt die letzten Jahre motiviert zu was? Soll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r eine Demo anführen oder was?ist doch schon längst in den Sand gefahren dieses la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land Pen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llte diese Aussage wirklich stimmen, kämen diese Maßnahmen der Regierung ein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iegserklärung gegen den eigenen Staat gleich und wären demzufolge als LANDESVERRAT 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tracht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Denk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land Pentz das ist sicher so, Kurz hat doch heute gesagt die Masken dienen nur dazu um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s nicht vergessen zu lassen es ist noch nicht vorbei, wir sind mitten in einer Pandemie.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bt live vor laufender Kamera zu das es sich hier um Psychospiele gegen das Volk handel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nja Seifrieds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Denker ja und wir müssen den Kurzfetzen nur tragen wo wir „unbedingt“ hi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üssen...Lebensmittel und Geld. Das sagt auch eigentlich alles über diese Schikane au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Staud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ier geht es nur darum, von seinem Versagen in Brüssel abzulenken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land Pen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Stauding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..und das blöde Volk soll gefälligst das Maul halten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thomas.unden.54/posts/8798279192065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3:2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Unden - WIE MIR VON DER KOLLEGENSCHAFT AUS SICHERER QUELLE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bert Pfeif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r nichts sollen sie bekommen,dann werden wir sie bald lo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n Sell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e sollten die Quelle verraten, nicht Gerüchte verstreuen. Sie selbst sind ja nicht informier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den, gell? Und sie sollten ihren Beklatschern auch mitteilen, was der Unterschied zwis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ndemiemassnahmen der Ärzteschaft und die Massnahmen der österreichis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ndesregierung zum Schutzder Bevölkerung sind. Nicht nur Moglen und Halbwahrhei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euen,lieber Man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scha Hopp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n Sellinger Schutz der Bevölkerung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ste was ich heute gelesen hab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nelore Schrey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eber Ron, wach auf! Grüssle aus Deutschland. Hier gibt es auch sehr viele Schlafende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Und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bens weiter in ihrer Spielecke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achim Koza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scha Hoppe Abzocken der Bevölkerung, lieber Mann!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achim Koza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nelore Schreyer Wohlstandsverblödete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achim Koza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uter Ansatz "Verraten" siehe Merkl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Denk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n Sellinger du Träumer schleich dich bitte! Schutz der Bevölkerung? Bekommst du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ezahlt für deine Kommentare oder bist du von Haus aus nur dämlich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ssy Wohlschla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eber Ron sei mir nicht böse aber glaubst du wirklich das Ärzte nicht wissen was sie sag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 von sich geben?? Glaubst du echt ein Studienabbrecher samt Konsorten weis mehr a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Ärzte?? Sag wo lebst du denn?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iederike Brue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n Sellinger , bitte helfen Sie einfach mit , dieses unglaubliche Verbrechen an 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samten Bevölkerung zu verhindern. Es macht null und keinen Sinn mehr was h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schieht. Die psychischen Folgen für unsere Kinder sind derart gravierend. Wenn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ierung nur ein bisschen Verstand hätte, würde sie anders entscheiden. Hier gibt 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emals um den Schutz von Menschen Es geht um die Reduktion der Menschhei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thomas.unden.54/posts/8798279192065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/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3:2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Unden - WIE MIR VON DER KOLLEGENSCHAFT AUS SICHERER QUELLE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emals um den Schutz von Menschen. Es geht um die Reduktion der Menschhei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sgesprochenes Ziel. Wir müssen zusammen diesen Zug anhalt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a Hab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nelore Schreyer wenn ich nochmal von irgendeinen Spinner diesen Scheiss mi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aufwachen" höre dann reichts..... was soll dieser ewige Humpitz mit den angebl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Schlafenden"???? Nur weil ihr bisserl weichgespült seits von euren Pseudo-EsoterikDoktoren dann behaltets bitte euren Gedankenmüll für euch, suchts euch ein Hobb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a Hab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iederike Brueck die Menschheot gehört eh reduziert, und zwar deutlich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ie psychischen Folgen der Wohlstandsverwahrlosung vieler Kinder sind viel schlimmer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li Kur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n Sellinger Wenn man Ihr Profil betrachtet ist einem vieles kla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iederike Brue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a Hable , da haben Sie sicher recht ! SchlimmER kann ich so nicht sagen . Wenn di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evölkerungszahl zu hoch ist, beginnt man zunächst mal damit , die künstlichen Befruchtun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zuschaffen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 hört auf , Leben mit Organspender und Apparaten künstlich zu verlängern. Man lässt 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s Menschen an einer Pandemie evoluieren und die Menschen dadurch naturgemäß reduzie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rd . Aber man beginnt nicht einen ganzen Erdball zu beimpfen mit gen manipulierenden n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ngzeit getesteten Impfstoffen . Man lässt nicht Milliarden in Industrie (Pharma) Monopo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ießen , um zeitgleich die eigene Bevölkerung zeitgleich ihre Berufe und Lebensgrundlage 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ziehen . Man zerstört nicht Regenwälder und Länderstriche für Wohlstands Güter (zb Akku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entzieht den Menschen die Natur in der sie leben können. Es ist unlogisch 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ganze Sache ist unlogisch von Anfang bis End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y Hofb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n Selling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hin darf man sie zuordnen ron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nelore Schrey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a Hable meine Liebe, du musst es nicht lesen, klick dich einfach raus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e Docs 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wir gerne hören wollen sind ausnahmslos gestandene Doktoren mit viel Fachwissen, M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jahrelanger Erfahrung. Grüssle Hannelo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Denk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a Hable auch du bitte schleich dich von dieser Seite! Ich kann euch Realitätsverwei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rer nicht mehr ertragen ! Wer jetzt noch immer nicht sieht um was es geht dem kann do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rklich keiner mehr helfen, ihr seits doch geistig umnachtet. Dr. Unden hat mit Esoteri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rigens überhaupt rein gar nichts zum tun! Ich bin froh das es noch solche Ärzte wie ih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bt, auch wenn er nicht mehr im Dienst ist. Trotzdem hat er meinen vollsten Respekt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a Weierma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n Sellinger wieder ein ganz gescheiter...wie dumm kann man nur sei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J 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 fäl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 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thomas.unden.54/posts/8798279192065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/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3:2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Unden - WIE MIR VON DER KOLLEGENSCHAFT AUS SICHERER QUELLE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li Kur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a Hable wie währe es mit drüber scroll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m Peter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facebook.com/100011016813918/posts/1140800656297151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lf Braumann über den Wahnsinn Corona Pandemie HOAX und die Hintergründe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s wird wohl sein letzter Auftritt beim NDR gewesen sei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tiger Kerl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ilen erwünsc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lber bedenken ebenso!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lf Braumann 20. Juli 2020 um 13:45 ·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wird wohl sein letzter Auftritt beim NDR gewesen se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 Metzenlei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ider kommen wir so aber nicht weiter,, ab Freitag wieder......... und lassen uns alle gemeinsam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ter verar.......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ssy Wohlschla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weiter geht es damit solange Basti es so will und die Menschen denken nicht, informier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ch nicht und trotten weiter dem Wahn sinn entgeg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thomas.unden.54/posts/8798279192065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/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3:2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Unden - WIE MIR VON DER KOLLEGENSCHAFT AUS SICHERER QUELLE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el Dragomir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avo Doc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Pawli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unikationsproblem 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ildegard Baumga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les richtig ,finde es echt super von DDR UNDEN alles so aufdeckt was man sonst nicht erfahr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ürde ! Danke dafür !!!!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Pawli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youtube.com/watch?v=5Mvgvam2Vf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ewegung2020 - graz - ganzes vide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utube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a Regina Gl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r nicht die Ärztekammer Salzburg für die Wiedereinführung der ZwangsErstickungsmaske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m Petera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Pawli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nau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ximilian Edenhau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m Petera dann bitte auf jedes Fensterkreuz einen Idioten nageln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ch Spende die Nägel da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thomas.unden.54/posts/8798279192065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/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3:2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Unden - WIE MIR VON DER KOLLEGENSCHAFT AUS SICHERER QUELLE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Fischba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 Schweden gehts auch ohne maske, dafür sind wir aber auf der roten liste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di Purn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ürgen Mü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uf die Straße und Demonstrier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thomas.unden.54/posts/8798279192065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8/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7" table:formula="of:=COUNTIF([.C$1:.C$1048576];&quot;X&quot;)" office:value-type="float" office:value="23" calcext:value-type="float">
            <text:p>23</text:p>
          </table:table-cell>
          <table:table-cell table:style-name="ce7" table:formula="of:=COUNTIF([.D$1:.D$1048576];&quot;X&quot;)" office:value-type="float" office:value="2" calcext:value-type="float">
            <text:p>2</text:p>
          </table:table-cell>
          <table:table-cell table:formula="of:=COUNTIF([.E$1:.E$1048576];&quot;X&quot;)" office:value-type="float" office:value="0" calcext:value-type="float">
            <text:p>0</text:p>
          </table:table-cell>
          <table:table-cell table:style-name="ce7" table:formula="of:=COUNTIF([.F$1:.F$1048576];&quot;X&quot;)" office:value-type="float" office:value="21" calcext:value-type="float">
            <text:p>21</text:p>
          </table:table-cell>
          <table:table-cell table:formula="of:=COUNTIF([.G$1:.G$1048576];&quot;X&quot;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774];[.D774];[.F774])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104779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.00.0000</text:date>, <text:time style:data-style-name="N2" text:time-value="04:35:08.652024255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7T04:49:31.804029449</dc:date>
    <meta:editing-duration>PT21S</meta:editing-duration>
    <meta:editing-cycles>2</meta:editing-cycles>
    <meta:document-statistic meta:table-count="1" meta:cell-count="509" meta:object-count="0"/>
  </office:meta>
</office:document-meta>
</file>